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Sigmoid</text:p>
      <text:p text:style-name="P1">Sigmoid <text:s text:c="1"/>// Elementwise sigmoid operation</text:p>
      <text:h text:style-name="Heading_20_1" text:outline-level="1">Description</text:h>
      <text:p text:style-name="First_20_paragraph">Produces a single output tensor of the same element type and shape as <text:span text:style-name="Source_Text">arg,</text:span> where the value at each coordinate of <text:span text:style-name="Source_Text">output</text:span> is the sigmoid of <text:span text:style-name="Source_Text">arg</text:span> at the same coordinat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Sigmo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gmoid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frac>
      <mn>1</mn>
      <mrow>
        <mn>1</mn>
        <mo>+</mo>
        <mo>exp</mo>
        <mo stretchy="false" form="prefix">(</mo>
        <mo>−</mo>
        <msub>
          <mstyle mathvariant="monospace">
            <mi>𝚊</mi>
            <mi>𝚛</mi>
            <mi>𝚐</mi>
          </mstyle>
          <mrow>
            <msub>
              <mi>i</mi>
              <mn>0</mn>
            </msub>
            <mo>,</mo>
            <mi>…</mi>
            <mo>,</mo>
            <msub>
              <mi>i</mi>
              <mrow>
                <mi>n</mi>
                <mo>−</mo>
                <mn>1</mn>
              </mrow>
            </msub>
          </mrow>
        </msub>
        <mo stretchy="false" form="postfix">)</mo>
      </mrow>
    </mfrac>
  </mrow>
</math>
</file>